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Zen Hei" svg:font-family="'WenQuanYi Zen 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fe3db" officeooo:paragraph-rsid="000fe3db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WenQuanYi Zen Hei" fo:font-size="16pt" fo:font-weight="bold" officeooo:rsid="000e1b97" officeooo:paragraph-rsid="000e1b97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WenQuanYi Zen Hei" fo:font-size="16pt" fo:font-weight="bold" officeooo:rsid="000e1b97" officeooo:paragraph-rsid="00128c88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WenQuanYi Zen Hei" fo:font-size="16pt" fo:font-weight="bold" officeooo:rsid="000e1b97" officeooo:paragraph-rsid="00144cac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WenQuanYi Zen Hei" fo:font-size="16pt" fo:font-weight="bold" officeooo:rsid="000e1b97" officeooo:paragraph-rsid="00153b91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WenQuanYi Zen Hei" fo:font-size="16pt" fo:font-weight="bold" officeooo:rsid="00128c88" officeooo:paragraph-rsid="00128c88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WenQuanYi Zen Hei" fo:font-size="16pt" fo:font-weight="bold" officeooo:rsid="00144cac" officeooo:paragraph-rsid="00144cac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WenQuanYi Zen Hei" fo:font-size="16pt" fo:font-weight="bold" officeooo:rsid="0017aacd" officeooo:paragraph-rsid="0017aacd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WenQuanYi Zen Hei" fo:font-size="16pt" fo:font-weight="normal" officeooo:rsid="000e1b97" officeooo:paragraph-rsid="000e1b97" style:font-size-asian="16pt" style:font-weight-asian="normal" style:font-size-complex="16pt" style:font-weight-complex="normal"/>
    </style:style>
    <style:style style:name="P10" style:family="paragraph" style:parent-style-name="Standard">
      <style:text-properties style:font-name="WenQuanYi Zen Hei" fo:font-size="16pt" fo:font-weight="normal" officeooo:rsid="000e1b97" officeooo:paragraph-rsid="00128c88" style:font-size-asian="16pt" style:font-weight-asian="normal" style:font-size-complex="16pt" style:font-weight-complex="normal"/>
    </style:style>
    <style:style style:name="P11" style:family="paragraph" style:parent-style-name="Standard">
      <style:text-properties style:font-name="WenQuanYi Zen Hei" fo:font-size="13pt" fo:font-weight="normal" officeooo:rsid="000f6e21" officeooo:paragraph-rsid="000e1b97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WenQuanYi Zen Hei" fo:font-size="13pt" fo:font-weight="normal" officeooo:rsid="000fe3db" officeooo:paragraph-rsid="000fe3db" style:font-size-asian="11.3500003814697pt" style:font-weight-asian="normal" style:font-size-complex="13pt" style:font-weight-complex="normal"/>
    </style:style>
    <style:style style:name="P13" style:family="paragraph" style:parent-style-name="Standard">
      <style:text-properties style:font-name="WenQuanYi Zen Hei" fo:font-size="13pt" fo:font-weight="normal" officeooo:rsid="00144cac" officeooo:paragraph-rsid="00144cac" style:font-size-asian="11.3500003814697pt" style:font-weight-asian="normal" style:font-size-complex="13pt" style:font-weight-complex="normal"/>
    </style:style>
    <style:style style:name="P14" style:family="paragraph" style:parent-style-name="Standard">
      <style:text-properties style:font-name="WenQuanYi Zen Hei" fo:font-size="13pt" fo:font-weight="normal" officeooo:rsid="00153b91" officeooo:paragraph-rsid="00153b91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style:font-name="WenQuanYi Zen Hei" fo:font-size="13pt" fo:font-weight="normal" officeooo:rsid="00128c88" officeooo:paragraph-rsid="00128c88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style:font-name="WenQuanYi Zen Hei" fo:font-size="13pt" fo:font-weight="normal" officeooo:rsid="0017aacd" officeooo:paragraph-rsid="00128c88" style:font-size-asian="11.3500003814697pt" style:font-weight-asian="normal" style:font-size-complex="13pt" style:font-weight-complex="normal"/>
    </style:style>
    <style:style style:name="P17" style:family="paragraph" style:parent-style-name="Standard">
      <style:text-properties style:font-name="WenQuanYi Zen Hei" fo:font-size="13pt" fo:font-weight="normal" officeooo:rsid="0017aacd" officeooo:paragraph-rsid="0017aacd" style:font-size-asian="11.3500003814697pt" style:font-weight-asian="normal" style:font-size-complex="13pt" style:font-weight-complex="normal"/>
    </style:style>
    <style:style style:name="P18" style:family="paragraph" style:parent-style-name="Standard">
      <style:text-properties style:font-name="WenQuanYi Zen Hei" fo:font-size="13pt" fo:font-weight="normal" officeooo:rsid="0017aacd" officeooo:paragraph-rsid="001b547e" style:font-size-asian="11.3500003814697pt" style:font-weight-asian="normal" style:font-size-complex="13pt" style:font-weight-complex="normal"/>
    </style:style>
    <style:style style:name="P19" style:family="paragraph" style:parent-style-name="Standard">
      <style:text-properties style:font-name="WenQuanYi Zen Hei" fo:font-size="13pt" fo:font-weight="normal" officeooo:rsid="0019aacb" officeooo:paragraph-rsid="0017aacd" style:font-size-asian="11.3500003814697pt" style:font-weight-asian="normal" style:font-size-complex="13pt" style:font-weight-complex="normal"/>
    </style:style>
    <style:style style:name="P20" style:family="paragraph" style:parent-style-name="Standard">
      <style:text-properties style:font-name="WenQuanYi Zen Hei" fo:font-size="13pt" fo:font-weight="normal" officeooo:rsid="000e1b97" officeooo:paragraph-rsid="000fe3db" style:font-size-asian="11.3500003814697pt" style:font-weight-asian="normal" style:font-size-complex="13pt" style:font-weight-complex="normal"/>
    </style:style>
    <style:style style:name="P21" style:family="paragraph" style:parent-style-name="Standard">
      <style:text-properties style:font-name="WenQuanYi Zen Hei" fo:font-size="13pt" fo:font-weight="normal" officeooo:rsid="000e1b97" officeooo:paragraph-rsid="000e1b97" style:font-size-asian="11.3500003814697pt" style:font-weight-asian="normal" style:font-size-complex="13pt" style:font-weight-complex="normal"/>
    </style:style>
    <style:style style:name="P22" style:family="paragraph" style:parent-style-name="Standard">
      <style:text-properties style:font-name="WenQuanYi Zen Hei" fo:font-size="13pt" fo:font-weight="normal" officeooo:rsid="001b547e" officeooo:paragraph-rsid="001b547e" style:font-size-asian="11.3500003814697pt" style:font-weight-asian="normal" style:font-size-complex="13pt" style:font-weight-complex="normal"/>
    </style:style>
    <style:style style:name="P23" style:family="paragraph" style:parent-style-name="Standard">
      <style:text-properties style:font-name="WenQuanYi Zen Hei" fo:font-size="13pt" fo:font-weight="normal" officeooo:rsid="001bc8df" officeooo:paragraph-rsid="001bc8df" style:font-size-asian="11.3500003814697pt" style:font-weight-asian="normal" style:font-size-complex="13pt" style:font-weight-complex="normal"/>
    </style:style>
    <style:style style:name="P24" style:family="paragraph" style:parent-style-name="Standard">
      <style:text-properties style:font-name="WenQuanYi Zen Hei" fo:font-size="13pt" fo:font-weight="normal" officeooo:rsid="001e1838" officeooo:paragraph-rsid="001e1838" style:font-size-asian="11.3500003814697pt" style:font-weight-asian="normal" style:font-size-complex="13pt" style:font-weight-complex="normal"/>
    </style:style>
    <style:style style:name="P25" style:family="paragraph" style:parent-style-name="Standard">
      <style:text-properties style:font-name="WenQuanYi Zen Hei" fo:font-size="13pt" fo:font-weight="normal" officeooo:rsid="001f7e92" officeooo:paragraph-rsid="001f7e92" style:font-size-asian="11.3500003814697pt" style:font-weight-asian="normal" style:font-size-complex="13pt" style:font-weight-complex="normal"/>
    </style:style>
    <style:style style:name="P26" style:family="paragraph" style:parent-style-name="Standard">
      <style:text-properties style:font-name="WenQuanYi Zen Hei" fo:font-size="13pt" fo:font-weight="normal" officeooo:rsid="00128c88" officeooo:paragraph-rsid="00128c88" style:font-size-asian="13pt" style:font-weight-asian="normal" style:font-size-complex="13pt" style:font-weight-complex="normal"/>
    </style:style>
    <style:style style:name="P27" style:family="paragraph" style:parent-style-name="Standard">
      <style:text-properties style:font-name="WenQuanYi Zen Hei" fo:font-size="16pt" fo:font-weight="bold" officeooo:rsid="00128c88" officeooo:paragraph-rsid="00128c88" style:font-size-asian="16pt" style:font-weight-asian="bold" style:font-size-complex="16pt" style:font-weight-complex="bold"/>
    </style:style>
    <style:style style:name="P28" style:family="paragraph">
      <style:paragraph-properties fo:margin-left="0in" fo:margin-right="0in" fo:margin-top="0in" fo:margin-bottom="0in" fo:line-height="100%" fo:text-align="center" fo:text-indent="0in"/>
    </style:style>
    <style:style style:name="P29" style:family="paragraph">
      <loext:graphic-properties draw:fill="solid" draw:fill-color="#eeeeee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ff333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99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ffff66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666666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999999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cc99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ff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3pt" style:font-size-asian="11.3500003814697pt" style:font-size-complex="13pt"/>
    </style:style>
    <style:style style:name="T2" style:family="text">
      <style:text-properties fo:font-size="13pt" officeooo:rsid="000f6e21" style:font-size-asian="11.3500003814697pt" style:font-size-complex="13pt"/>
    </style:style>
    <style:style style:name="T3" style:family="text">
      <style:text-properties fo:font-size="13pt" officeooo:rsid="00128c88" style:font-size-asian="11.3500003814697pt" style:font-size-complex="13pt"/>
    </style:style>
    <style:style style:name="T4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5" style:family="text">
      <style:text-properties fo:font-size="13pt" fo:font-weight="normal" officeooo:rsid="00128c88" style:font-size-asian="11.3500003814697pt" style:font-weight-asian="normal" style:font-size-complex="13pt" style:font-weight-complex="normal"/>
    </style:style>
    <style:style style:name="T6" style:family="text">
      <style:text-properties fo:font-size="13pt" fo:font-weight="normal" officeooo:rsid="000f6e21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normal" officeooo:rsid="00144cac" style:font-size-asian="11.3500003814697pt" style:font-weight-asian="normal" style:font-size-complex="13pt" style:font-weight-complex="normal"/>
    </style:style>
    <style:style style:name="T8" style:family="text">
      <style:text-properties fo:font-size="13pt" fo:font-weight="normal" officeooo:rsid="00153b91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normal" officeooo:rsid="0016587f" style:font-size-asian="11.3500003814697pt" style:font-weight-asian="normal" style:font-size-complex="13pt" style:font-weight-complex="normal"/>
    </style:style>
    <style:style style:name="T10" style:family="text">
      <style:text-properties fo:font-size="13pt" fo:font-weight="normal" officeooo:rsid="0017aacd" style:font-size-asian="11.3500003814697pt" style:font-weight-asian="normal" style:font-size-complex="13pt" style:font-weight-complex="normal"/>
    </style:style>
    <style:style style:name="T11" style:family="text">
      <style:text-properties fo:font-size="13pt" fo:font-weight="normal" officeooo:rsid="0019aacb" style:font-size-asian="11.3500003814697pt" style:font-weight-asian="normal" style:font-size-complex="13pt" style:font-weight-complex="normal"/>
    </style:style>
    <style:style style:name="T12" style:family="text">
      <style:text-properties fo:font-size="13pt" fo:font-weight="normal" officeooo:rsid="00128c88" style:font-size-asian="13pt" style:font-weight-asian="normal" style:font-size-complex="13pt" style:font-weight-complex="normal"/>
    </style:style>
    <style:style style:name="T13" style:family="text">
      <style:text-properties fo:font-size="13pt" fo:font-weight="normal" officeooo:rsid="00144cac" style:font-size-asian="13pt" style:font-weight-asian="normal" style:font-size-complex="13pt" style:font-weight-complex="normal"/>
    </style:style>
    <style:style style:name="T14" style:family="text">
      <style:text-properties fo:font-size="13pt" officeooo:rsid="00128c88" style:font-size-asian="13pt" style:font-size-complex="13pt"/>
    </style:style>
    <style:style style:name="T15" style:family="text">
      <style:text-properties fo:font-size="11pt" style:font-name-asian="WenQuanYi Zen Hei" style:font-size-asian="11pt" style:font-size-complex="11pt"/>
    </style:style>
    <style:style style:name="T16" style:family="text">
      <style:text-properties style:font-name="Times New Roman" fo:font-size="13pt" officeooo:rsid="00153b91" style:font-size-asian="11.3500003814697pt" style:font-size-complex="13pt"/>
    </style:style>
    <style:style style:name="T17" style:family="text">
      <style:text-properties officeooo:rsid="001b547e"/>
    </style:style>
    <style:style style:name="T18" style:family="text">
      <style:text-properties officeooo:rsid="001f7d99"/>
    </style:style>
    <style:style style:name="T19" style:family="text">
      <style:text-properties officeooo:rsid="001f7e92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eeeeee" draw:textarea-horizontal-align="justify" draw:textarea-vertical-align="top" draw:auto-grow-height="false" fo:min-height="3.5043in" fo:min-width="4.9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937in" fo:min-width="0.604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937in" fo:min-width="0.7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736in" fo:min-width="0.62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736in" fo:min-width="0.556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811in" fo:min-width="0.6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272in" fo:min-width="0.65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17in" fo:min-width="0.74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417in" fo:min-width="0.71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17in" fo:min-width="0.761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3333" draw:textarea-horizontal-align="justify" draw:textarea-vertical-align="middle" draw:auto-grow-height="false" fo:min-height="0.2425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3333" draw:textarea-horizontal-align="justify" draw:textarea-vertical-align="middle" draw:auto-grow-height="false" fo:min-height="0.2799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99ffff" draw:textarea-horizontal-align="justify" draw:textarea-vertical-align="middle" draw:auto-grow-height="false" fo:min-height="0.5516in" fo:min-width="3.4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66" draw:textarea-horizontal-align="justify" draw:textarea-vertical-align="middle" draw:auto-grow-height="false" fo:min-height="0.2902in" fo:min-width="0.50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666666" draw:textarea-horizontal-align="justify" draw:textarea-vertical-align="middle" draw:auto-grow-height="false" fo:min-height="0.2583in" fo:min-width="0.03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99ffff" draw:textarea-horizontal-align="justify" draw:textarea-vertical-align="middle" draw:auto-grow-height="false" fo:min-height="0.5327in" fo:min-width="3.367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66" draw:textarea-horizontal-align="justify" draw:textarea-vertical-align="middle" draw:auto-grow-height="false" fo:min-height="0.1925in" fo:min-width="0.40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666666" draw:textarea-horizontal-align="justify" draw:textarea-vertical-align="middle" draw:auto-grow-height="false" fo:min-height="0.2484in" fo:min-width="0.0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999999" draw:textarea-horizontal-align="justify" draw:textarea-vertical-align="middle" draw:auto-grow-height="false" fo:min-height="0.1917in" fo:min-width="0.40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193in" fo:min-width="0.36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791in" fo:min-width="0.1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46in" fo:min-width="0.36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9900" draw:textarea-horizontal-align="justify" draw:textarea-vertical-align="middle" draw:auto-grow-height="false" fo:min-height="1.2516in" fo:min-width="0.5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00" draw:textarea-horizontal-align="justify" draw:textarea-vertical-align="middle" draw:auto-grow-height="false" fo:min-height="0.2193in" fo:min-width="0.36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193in" fo:min-width="0.44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46in" fo:min-width="0.404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999999" draw:textarea-horizontal-align="justify" draw:textarea-vertical-align="middle" draw:auto-grow-height="false" fo:min-height="0.1917in" fo:min-width="0.40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题目 </text:p>
      <text:p text:style-name="P9"><text:tab/><text:span text:style-name="T15">城市</text:span><text:span text:style-name="T1">天气查询</text:span></text:p>
      <text:p text:style-name="P2">前言</text:p>
      <text:p text:style-name="P2"><text:tab/><text:span text:style-name="T4">询天气一直是人们关注的焦点，</text:span></text:p>
      <text:p text:style-name="P2">系统设计思路<text:tab/></text:p>
      <text:p text:style-name="P9"><text:span text:style-name="T1"><text:tab/>整体我只需要实现两层，姑且称为</text:span><text:span text:style-name="T2">presentation layer( C++ ), business layer ( C ), <text:s/>server layer及及以下由api提供方实现了。</text:span></text:p>
      <text:p text:style-name="P11"><text:tab/>如果按互联网协议栈来看，我是只需要实现应用层， 传输层以及以下由api提供方实现，虽然也不全是，因为提供方是用http协议，然后还用json作为格式， 所以这么看其实很繁杂，如果api提供的是更加底层一点的数据，看起来就没那么别扭了。</text:p>
      <text:p text:style-name="P11"/>
      <text:p text:style-name="P11"/>
      <text:p text:style-name="P1"><text:span text:style-name="T2">Big</text:span><text:span text:style-name="T1"> Picture</text:span></text:p>
      <text:p text:style-name="P12"/>
      <text:p text:style-name="P26"><draw:g text:anchor-type="paragraph" draw:z-index="1" draw:style-name="gr10"><draw:custom-shape draw:style-name="gr11" draw:text-style-name="P31" svg:width="1.3343in" svg:height="0.8776in" svg:x="2.7846in" svg:y="2.5555in"><text:p text:style-name="P28"><text:span text:style-name="T20">json(http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31" svg:width="1.2894in" svg:height="1.0461in" svg:x="2.8508in" svg:y="1.1992in"><text:p text:style-name="P28"><text:span text:style-name="T20">业务层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31" svg:width="1.3551in" svg:height="0.8776in" svg:x="2.8067in" svg:y="0.0126in"><text:p text:style-name="P28"><text:span text:style-name="T20">展示层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33" svg:width="0.3398in" svg:height="0.4248in" svg:x="3.2685in" svg:y="2.1815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5" draw:text-style-name="P33" svg:width="0.3878in" svg:height="0.4717in" svg:x="3.2685in" svg:y="0.8142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2"><text:tab/><text:tab/></text:span><text:span text:style-name="T14">业务层(C语言实现)就是完成：</text:span></text:p>
      <text:p text:style-name="P10"><text:span text:style-name="T3"><text:tab/>1.</text:span><text:span text:style-name="T2"><text:tab/>展示层发送查找的数据</text:span><text:span text:style-name="T3">，由其完成处理(build_request)，使其满足api调用的规范，具体就是添加api的服务器url, 并完成一些细化的要求，比如语言。总之这一部分就是字符串处理为主。然后调用下层接口。</text:span></text:p>
      <text:p text:style-name="P26"><text:tab/>2.<text:tab/>由网络而来的数据(json)格式，我们需要parse，这里由json.org提供一个json_parser, 然后再紧接着，几个处理，完成展示层需要的天气数据。调用接口，通知上层。</text:p>
      <text:p text:style-name="P26"/>
      <text:p text:style-name="P3"><text:soft-page-break/><text:span text:style-name="T12"><text:tab/><text:tab/>展示层</text:span><text:span text:style-name="T13">( C++实现 ）就是完成：</text:span></text:p>
      <text:p text:style-name="P4"><text:span text:style-name="T13"><text:tab/></text:span><text:span text:style-name="T5">1.</text:span><text:span text:style-name="T6"><text:tab/>美观的界面</text:span></text:p>
      <text:p text:style-name="P4"><text:span text:style-name="T6"><text:tab/></text:span><text:span text:style-name="T7">2.<text:tab/>能对下层发送的事件进行处理并展示</text:span></text:p>
      <text:p text:style-name="P13"><text:tab/>3. <text:tab/>主要完成一些信号和槽的设计，搜索框 切换天气图标…</text:p>
      <text:p text:style-name="P13"><text:tab/></text:p>
      <text:p text:style-name="P4"><text:span text:style-name="T7">为了使用户界面反应迅速，是不可能让其睡眠等待，所以使用线程，让底层完成数据的处理之后，发送事件通知，这时候界面才响应并作一定的处理。这样的界面用户体验更好</text:span><text:span text:style-name="T9">。</text:span></text:p>
      <text:p text:style-name="P13"/>
      <text:p text:style-name="P13"/>
      <text:p text:style-name="P13"><draw:g text:anchor-type="paragraph" draw:z-index="2" draw:style-name="gr1"><draw:custom-shape draw:style-name="gr16" draw:text-style-name="P34" svg:width="3.6504in" svg:height="0.6504in" svg:x="1.4in" svg:y="3.25in"><text:p text:style-name="P28"><text:span text:style-name="T20">result list</text:span></text:p><draw:enhanced-geometry svg:viewBox="0 0 21600 21600" draw:type="rectangle" draw:enhanced-path="M 0 0 L 21600 0 21600 21600 0 21600 0 0 Z N"/></draw:custom-shape><draw:custom-shape draw:style-name="gr17" draw:text-style-name="P35" svg:width="1.0004in" svg:height="0.5504in" svg:x="0.05in" svg:y="2.7in"><text:p text:style-name="P28"><text:span text:style-name="T21">thread_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36" svg:width="0.228in" svg:height="0.3571in" svg:x="1.5902in" svg:y="3.4126in"><text:p/><draw:enhanced-geometry svg:viewBox="0 0 21600 21600" draw:type="rectangle" draw:enhanced-path="M 0 0 L 21600 0 21600 21600 0 21600 0 0 Z N"/></draw:custom-shape><draw:custom-shape draw:style-name="gr18" draw:text-style-name="P36" svg:width="0.228in" svg:height="0.3571in" svg:x="1.9327in" svg:y="3.4126in"><text:p/><draw:enhanced-geometry svg:viewBox="0 0 21600 21600" draw:type="rectangle" draw:enhanced-path="M 0 0 L 21600 0 21600 21600 0 21600 0 0 Z N"/></draw:custom-shape><draw:custom-shape draw:style-name="gr19" draw:text-style-name="P34" svg:width="3.565in" svg:height="0.6315in" svg:x="1.4854in" svg:y="0.5366in"><text:p text:style-name="P28"><text:span text:style-name="T20">query list</text:span></text:p><draw:enhanced-geometry svg:viewBox="0 0 21600 21600" draw:type="rectangle" draw:enhanced-path="M 0 0 L 21600 0 21600 21600 0 21600 0 0 Z N"/></draw:custom-shape><draw:custom-shape draw:style-name="gr20" draw:text-style-name="P35" svg:width="0.8543in" svg:height="0.4106in" svg:x="0in" svg:y="1.3898in"><text:p text:style-name="P28"><text:span text:style-name="T21">thread_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36" svg:width="0.2232in" svg:height="0.3476in" svg:x="1.6339in" svg:y="0.6945in"><text:p/><draw:enhanced-geometry svg:viewBox="0 0 21600 21600" draw:type="rectangle" draw:enhanced-path="M 0 0 L 21600 0 21600 21600 0 21600 0 0 Z N"/></draw:custom-shape><draw:custom-shape draw:style-name="gr21" draw:text-style-name="P36" svg:width="0.2232in" svg:height="0.3476in" svg:x="1.9307in" svg:y="0.6945in"><text:p/><draw:enhanced-geometry svg:viewBox="0 0 21600 21600" draw:type="rectangle" draw:enhanced-path="M 0 0 L 21600 0 21600 21600 0 21600 0 0 Z N"/></draw:custom-shape><draw:line draw:style-name="gr7" draw:text-style-name="P32" svg:x1="1.448in" svg:y1="0.8839in" svg:x2="0.7425in" svg:y2="1.4524in"><text:p/></draw:line><draw:custom-shape draw:style-name="gr22" draw:text-style-name="P37" svg:width="0.8551in" svg:height="0.4098in" svg:x="0.0366in" svg:y="0in"><text:p text:style-name="P28"><text:span text:style-name="T21">AP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32" svg:x1="0.8913in" svg:y1="0.189in" svg:x2="1.4854in" svg:y2="0.5362in"><text:p/></draw:line><draw:custom-shape draw:style-name="gr23" draw:text-style-name="P38" svg:width="0.8004in" svg:height="0.4504in" svg:x="1.85in" svg:y="1.7in"><text:p text:style-name="P28"><text:span text:style-name="T22">build_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39" svg:width="0.5004in" svg:height="0.2504in" svg:x="1.1in" svg:y="2.85in"><text:p text:style-name="P28"><text:span text:style-name="T21">fetch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32" svg:x1="0.85in" svg:y1="1.5996in" svg:x2="1.9in" svg:y2="1.9496in"><text:p/></draw:line><draw:line draw:style-name="gr7" draw:text-style-name="P32" svg:x1="2.65in" svg:y1="1.9496in" svg:x2="3.05in" svg:y2="1.9496in"><text:p/></draw:line><draw:custom-shape draw:style-name="gr25" draw:text-style-name="P31" svg:width="0.8004in" svg:height="0.4004in" svg:x="3in" svg:y="1.75in"><text:p text:style-name="P28"><text:span text:style-name="T20">...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32" svg:x1="3.8in" svg:y1="1.9496in" svg:x2="4.35in" svg:y2="1.9496in"><text:p/></draw:line><draw:custom-shape draw:style-name="gr26" draw:text-style-name="P40" svg:width="0.7504in" svg:height="1.3504in" svg:x="4.4in" svg:y="1.55in"><text:p text:style-name="P28"><text:span text:style-name="T22">internet</text:span></text:p><draw:enhanced-geometry svg:viewBox="0 0 21600 21600" draw:type="rectangle" draw:enhanced-path="M 0 0 L 21600 0 21600 21600 0 21600 0 0 Z N"/></draw:custom-shape><draw:custom-shape draw:style-name="gr27" draw:text-style-name="P41" svg:width="0.8004in" svg:height="0.4504in" svg:x="3.2in" svg:y="2.55in"><text:p text:style-name="P28"><text:span text:style-name="T21">libcur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32" svg:x1="4.4in" svg:y1="2.6496in" svg:x2="3.95in" svg:y2="2.7996in"><text:p/></draw:line><draw:line draw:style-name="gr7" draw:text-style-name="P32" svg:x1="3.6in" svg:y1="2.9996in" svg:x2="3.5in" svg:y2="3.2996in"><text:p/></draw:line><draw:line draw:style-name="gr7" draw:text-style-name="P32" svg:x1="1.4in" svg:y1="3.4496in" svg:x2="0.85in" svg:y2="3.1496in"><text:p/></draw:line><draw:custom-shape draw:style-name="gr24" draw:text-style-name="P39" svg:width="0.5004in" svg:height="0.2504in" svg:x="0.55in" svg:y="0.95in"><text:p text:style-name="P28"><text:span text:style-name="T21">fetch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38" svg:width="0.9004in" svg:height="0.4504in" svg:x="0.25in" svg:y="4.15in"><text:p text:style-name="P28"><text:span text:style-name="T22">parse(json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32" svg:x1="0.55in" svg:y1="3.2496in" svg:x2="0.7in" svg:y2="4.1496in"><text:p/></draw:line><draw:line draw:style-name="gr7" draw:text-style-name="P32" svg:x1="1.15in" svg:y1="4.3996in" svg:x2="1.55in" svg:y2="4.3996in"><text:p/></draw:line><draw:custom-shape draw:style-name="gr29" draw:text-style-name="P30" svg:width="0.8504in" svg:height="0.4004in" svg:x="1.55in" svg:y="4.2in"><text:p text:style-name="P28"><text:span text:style-name="T21">buil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32" svg:x1="2.4in" svg:y1="4.3996in" svg:x2="3.3in" svg:y2="4.4996in"><text:p/></draw:line><draw:custom-shape draw:style-name="gr30" draw:text-style-name="P37" svg:width="0.8543in" svg:height="0.4098in" svg:x="3.2957in" svg:y="4.3in"><text:p text:style-name="P28"><text:span text:style-name="T21">AP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3"/>
      <text:p text:style-name="P13">thread_1:</text:p>
      <text:p text:style-name="P7"><text:span text:style-name="T4"><text:tab/>当上层调用send_query() 即发送查询请求，只需要把请求的数据放在query_list，便可以立即返回，这是</text:span><text:span text:style-name="T1">没有阻塞</text:span><text:span text:style-name="T4">的，所以用户界面不会卡顿，当然完全可以让用户界面直接用一个线程完成全部操作( 但是数据传递会有一点问题？ )，我这是其中一种办法。</text:span></text:p>
      <text:p text:style-name="P13"/>
      <text:p text:style-name="P13"><text:tab/></text:p>
      <text:p text:style-name="P5"><text:span text:style-name="T8">build: <text:s/>就是完成数据的处理，接着就可以发送到Internet了。当</text:span><text:span text:style-name="T16">libcurl </text:span><text:span text:style-name="T8">完成数据发送并接受到服务器的应答，直接把数据放回到result_list. 这时候线程的工作完成，继续查看query_list 处理上层的数据。</text:span></text:p>
      <text:p text:style-name="P14"><text:soft-page-break/></text:p>
      <text:p text:style-name="P14">thread_2:</text:p>
      <text:p text:style-name="P5"><text:span text:style-name="T8"><text:tab/>这个线程很容易想到，线程1最后面干的事情就是把网络来到的</text:span><text:span text:style-name="T9">raw</text:span><text:span text:style-name="T8">数据</text:span><text:span text:style-name="T9">放在的result_list,线程2就是把数据cook，然后通知上层，其中涉及到js数据的解析。</text:span><text:span text:style-name="T8"><text:tab/></text:span><text:span text:style-name="T7"><text:tab/></text:span></text:p>
      <text:p text:style-name="P4"/>
      <text:p text:style-name="P3"/>
      <text:p text:style-name="P6">系统设计过程</text:p>
      <text:p text:style-name="P26"/>
      <text:p text:style-name="P2"/>
      <text:p text:style-name="P15"><draw:g text:anchor-type="paragraph" draw:z-index="0" draw:style-name="gr1"><draw:custom-shape draw:style-name="gr2" draw:text-style-name="P29" svg:width="5.1504in" svg:height="3.6031in" svg:x="0.3937in" svg:y="0.1008in"><text:p text:style-name="P28"><text:span text:style-name="T20"/></text:p><text:p text:style-name="P28"><text:span text:style-name="T20"/></text:p><text:p text:style-name="P28"><text:span text:style-name="T20"/></text:p><text:p text:style-name="P28"><text:span text:style-name="T20"/></text:p><text:p text:style-name="P28"><text:span text:style-name="T20">业务层</text:span></text:p><draw:enhanced-geometry svg:viewBox="0 0 21600 21600" draw:type="rectangle" draw:enhanced-path="M 0 0 L 21600 0 21600 21600 0 21600 0 0 Z N"/></draw:custom-shape><draw:custom-shape draw:style-name="gr3" draw:text-style-name="P30" svg:width="1.1335in" svg:height="0.6969in" svg:x="3.8953in" svg:y="2.0488in"><text:p text:style-name="P28"><text:span text:style-name="T21">json_pars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31" svg:width="1.2705in" svg:height="0.6969in" svg:x="2.4193in" svg:y="2.8906in"><text:p text:style-name="P28"><text:span text:style-name="T20">libcur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0" svg:width="1.1677in" svg:height="0.6685in" svg:x="4.1701in" svg:y="1.1189in"><text:p text:style-name="P28"><text:span text:style-name="T21">build_resul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1" svg:width="1.065in" svg:height="0.6685in" svg:x="1.0799in" svg:y="1.148in"><text:p text:style-name="P28"><text:span text:style-name="T21">build_reques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32" svg:x1="1.5953in" svg:y1="1.8449in" svg:x2="2.385in" svg:y2="3.2969in"><text:p/></draw:line><draw:line draw:style-name="gr7" draw:text-style-name="P32" svg:x1="3.4835in" svg:y1="2.9484in" svg:x2="4.1016in" svg:y2="2.6291in"><text:p/></draw:line><draw:line draw:style-name="gr7" draw:text-style-name="P32" svg:x1="4.4791in" svg:y1="2.0484in" svg:x2="4.7882in" svg:y2="1.7583in"><text:p/></draw:line><draw:custom-shape draw:style-name="gr8" draw:text-style-name="P31" svg:width="1.2071in" svg:height="0.537in" svg:x="0.9972in" svg:y="0.1772in"><text:p text:style-name="P28"><text:span text:style-name="T20">interfac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31" svg:width="1.2079in" svg:height="0.4606in" svg:x="3.9744in" svg:y="0.1772in"><text:p text:style-name="P28"><text:span text:style-name="T20">interfac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32" svg:x1="1.6004in" svg:y1="0.7146in" svg:x2="1.6406in" svg:y2="1.213in"><text:p/></draw:line><draw:line draw:style-name="gr7" draw:text-style-name="P32" svg:x1="4.7791in" svg:y1="1.0976in" svg:x2="4.5378in" svg:y2="0.5992in"><text:p/></draw:line></draw:g>libcurl: 库，实现http协议，对指定的url进行post, get, put...等等操作，是通往传输层的接口。</text:p>
      <text:p text:style-name="P15"/>
      <text:p text:style-name="P15">json_parser: 实现对json格式的文件解析，使之变为C语言中的数据。</text:p>
      <text:p text:style-name="P15"/>
      <text:p text:style-name="P15">build_result: 处理后的json，在这里进行组装，变成展示层需要的数据结构。</text:p>
      <text:p text:style-name="P15"/>
      <text:p text:style-name="P15">build_request: 把展示层的数据进行处理，使之能被远程的server处理。</text:p>
      <text:p text:style-name="P15"/>
      <text:p text:style-name="P6"><text:span text:style-name="T4">传递的数据结构</text:span><text:span text:style-name="T10">：</text:span></text:p>
      <text:p text:style-name="P16"/>
      <text:p text:style-name="P16"/>
      <text:p text:style-name="P16"/>
      <text:p text:style-name="P17"/>
      <text:p text:style-name="P17"><text:soft-page-break/>struct query {</text:p>
      <text:p text:style-name="P18"><text:tab/><text:span text:style-name="T17">unsigned int flag; <text:tab/> </text:span></text:p>
      <text:p text:style-name="P22"><text:tab/>struct list_head q_node;</text:p>
      <text:p text:style-name="P22"><text:s text:c="3"/><text:tab/> char * url;</text:p>
      <text:p text:style-name="P22"><text:tab/>size_t size;</text:p>
      <text:p text:style-name="P22"><text:tab/>void * data;</text:p>
      <text:p text:style-name="P22"><text:s text:c="4"/><text:tab/>void * arg;</text:p>
      <text:p text:style-name="P17">};</text:p>
      <text:p text:style-name="P17"/>
      <text:p text:style-name="P8"><text:span text:style-name="T4">可以这么说</text:span><text:span text:style-name="T11">，struct query 是真正连接两层的核心，API就是利用这个数据结构实现。当上层想要发送一个查询数据的时候，比如查询广州的天气，那么就会在搜索框里按下，guangzhou, 这时候在展示层会新建几个类，但是最重要的一点就是会新建一个struct query，在url这里，填入”guangzhou”, 然后就调用API 把struct query 这个结构放在query_list, 接下来由线程完成接下来的全部操作，界面只需要等下层的事件到来再处理即可。</text:span></text:p>
      <text:p text:style-name="P19"/>
      <text:p text:style-name="P23">Flag: </text:p>
      <text:p text:style-name="P24">#define QUERY_FAIL <text:s/>(1UL)</text:p>
      <text:p text:style-name="P24">#define QUERY_SUCCESS (1UL &lt;&lt; 1)</text:p>
      <text:p text:style-name="P24">#define QUERY_UPDATE (1UL &lt;&lt; 2)</text:p>
      <text:p text:style-name="P24"/>
      <text:p text:style-name="P23">QUERY_SUCCESS: 成功， 意味着上层可以成功解析数据</text:p>
      <text:p text:style-name="P23">QUERY_FAIL<text:span text:style-name="T18">： 此次查询是失败的，需要上层重新处理</text:span></text:p>
      <text:p text:style-name="P23">QUERY_UPDATE: <text:tab/>当界面按下刷新按钮，会设置这个标志</text:p>
      <text:p text:style-name="P17"/>
      <text:p text:style-name="P20"/>
      <text:p text:style-name="P20"><text:span text:style-name="T19">L</text:span>ist_<text:span text:style-name="T19">head:</text:span></text:p>
      <text:p text:style-name="P20">链表连接的结构<text:span text:style-name="T19">，加上它就是为了挂在链表上</text:span></text:p>
      <text:p text:style-name="P20"/>
      <text:p text:style-name="P25">url:</text:p>
      <text:p text:style-name="P25">第一次查找的时候，上层传递就是城市的名字，查找一次之后存放的就是完整url了，</text:p>
      <text:p text:style-name="P20"/>
      <text:p text:style-name="P20"/>
      <text:p text:style-name="P20"/>
      <text:p text:style-name="P20"/>
      <text:p text:style-name="P20"/>
      <text:p text:style-name="P2"/>
      <text:p text:style-name="P2"/>
      <text:p text:style-name="P21">询</text:p>
      <text:p text:style-name="P2"><text:soft-page-break/>系统测试情况</text:p>
      <text:p text:style-name="P21">询</text:p>
      <text:p text:style-name="P2">系统优点及改进</text:p>
      <text:p text:style-name="P21">询</text:p>
      <text:p text:style-name="P2">参考文献</text:p>
      <text:p text:style-name="P21">询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Zen Hei" svg:font-family="'WenQuanYi Zen 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6:23:51.099565528</meta:creation-date>
    <dc:date>2017-10-23T18:45:08.840790478</dc:date>
    <meta:editing-duration>PT43M6S</meta:editing-duration>
    <meta:editing-cycles>13</meta:editing-cycles>
    <meta:generator>LibreOffice/5.0.6.2$Linux_X86_64 LibreOffice_project/00$Build-2</meta:generator>
    <meta:document-statistic meta:table-count="0" meta:image-count="0" meta:object-count="0" meta:page-count="5" meta:paragraph-count="56" meta:word-count="1179" meta:character-count="1822" meta:non-whitespace-character-count="1706"/>
  </office:meta>
</office:document-meta>
</file>